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66ffff" draw:textarea-horizontal-align="justify" draw:textarea-vertical-align="middle" draw:auto-grow-height="false" fo:min-height="1.02cm" fo:min-width="6.475cm" draw:shadow="visible" draw:shadow-offset-x="-0.212cm" draw:shadow-offset-y="0.212cm" draw:shadow-opacity="50%"/>
    </style:style>
    <style:style style:name="gr2" style:family="graphic" style:parent-style-name="standard">
      <style:graphic-properties svg:stroke-color="#eb613d" draw:fill="solid" draw:fill-color="#ccff00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3" style:family="graphic" style:parent-style-name="standard">
      <style:graphic-properties svg:stroke-color="#eb613d" draw:fill="solid" draw:fill-color="#00ccff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4" style:family="graphic" style:parent-style-name="standard">
      <style:graphic-properties svg:stroke-color="#eb613d" draw:fill="solid" draw:fill-color="#66ffff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5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eb613d" draw:fill="solid" draw:fill-color="#66ffff" draw:textarea-horizontal-align="justify" draw:textarea-vertical-align="middle" draw:auto-grow-height="false" fo:min-height="1.045cm" fo:min-width="6.485cm" draw:shadow="visible" draw:shadow-offset-x="-0.212cm" draw:shadow-offset-y="0.212cm" draw:shadow-opacity="50%"/>
    </style:style>
    <style:style style:name="gr7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9.198cm" fo:min-width="7.548cm" fo:padding-top="0.151cm" fo:padding-bottom="0.151cm" fo:padding-left="0.276cm" fo:padding-right="0.276cm" draw:shadow-opacity="0%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ccff00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00cc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29fcf" draw:opacity="0%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75cm" svg:height="1.27cm" svg:x="1.825cm" svg:y="7.1cm">
          <text:p text:style-name="P1"><text:span text:style-name="T1">Filte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985cm" svg:height="1.27cm" svg:x="1.825cm" svg:y="1.5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985cm" svg:height="1.27cm" svg:x="1.825cm" svg:y="11.9cm">
          <text:p text:style-name="P1"><text:span text:style-name="T1">Servle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985cm" svg:height="1.27cm" svg:x="1.825cm" svg:y="4.701cm">
          <text:p text:style-name="P1"><text:span text:style-name="T1">Filter</text:span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317cm" svg:y1="2.77cm" svg:x2="5.317cm" svg:y2="4.701cm" draw:start-shape="id1" draw:start-glue-point="2" draw:end-shape="id2" draw:end-glue-point="0" svg:d="M5317 2770v1931" svg:viewBox="0 0 1 1932">
          <text:p/>
        </draw:connector>
        <draw:custom-shape draw:style-name="gr6" draw:text-style-name="P2" draw:layer="layout" svg:width="6.985cm" svg:height="1.295cm" svg:x="1.825cm" svg:y="9.502cm">
          <text:p text:style-name="P1"><text:span text:style-name="T1">Filter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3cm" svg:y1="6.001cm" svg:x2="5.3cm" svg:y2="7.144cm" svg:d="M5300 6001v1143" svg:viewBox="0 0 1 1144">
          <text:p/>
        </draw:connector>
        <draw:connector draw:style-name="gr5" draw:text-style-name="P5" draw:layer="layout" draw:type="line" svg:x1="5.3cm" svg:y1="8.402cm" svg:x2="5.3cm" svg:y2="9.545cm" svg:d="M5300 8402v1143" svg:viewBox="0 0 1 1144">
          <text:p/>
        </draw:connector>
        <draw:connector draw:style-name="gr5" draw:text-style-name="P5" draw:layer="layout" draw:type="line" svg:x1="5.3cm" svg:y1="10.803cm" svg:x2="5.3cm" svg:y2="11.946cm" svg:d="M5300 10803v1143" svg:viewBox="0 0 1 1144">
          <text:p/>
        </draw:connector>
        <draw:custom-shape draw:style-name="gr7" draw:text-style-name="P6" draw:layer="layout" svg:width="8.1cm" svg:height="9.5cm" svg:x="1.2cm" svg:y="4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35cm" svg:height="1.673cm" svg:x="0.865cm" svg:y="3.27cm">
          <draw:text-box>
            <text:p><text:span text:style-name="T3">FilterCha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04T10:37:51.542012112</dc:date>
    <meta:editing-duration>P6DT20H23M6S</meta:editing-duration>
    <meta:editing-cycles>24</meta:editing-cycles>
    <meta:generator>LibreOffice/6.0.7.3$Linux_X86_64 LibreOffice_project/00m0$Build-3</meta:generator>
    <meta:document-statistic meta:object-count="11"/>
  </office:meta>
</office:document-meta>
</file>